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1043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5465in"/>
    </style:style>
    <style:style style:name="co10" style:family="table-column">
      <style:table-column-properties fo:break-before="auto" style:column-width="1.1256in"/>
    </style:style>
    <style:style style:name="co11" style:family="table-column">
      <style:table-column-properties fo:break-before="auto" style:column-width="1.1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trategy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lowerQuantile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upperQuantile</text:p>
          </table:table-cell>
          <table:table-cell table:style-name="ce1" office:value-type="string" calcext:value-type="string">
            <text:p>max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.028627" calcext:value-type="float">
            <text:p>1.028627</text:p>
          </table:table-cell>
          <table:table-cell office:value-type="float" office:value="2.737254" calcext:value-type="float">
            <text:p>2.737254</text:p>
          </table:table-cell>
          <table:table-cell office:value-type="float" office:value="4.186374" calcext:value-type="float">
            <text:p>4.186374</text:p>
          </table:table-cell>
          <table:table-cell office:value-type="float" office:value="15.276993" calcext:value-type="float">
            <text:p>15.276993</text:p>
          </table:table-cell>
          <table:table-cell office:value-type="float" office:value="9.951734" calcext:value-type="float">
            <text:p>9.951734</text:p>
          </table:table-cell>
          <table:table-cell office:value-type="float" office:value="431.43201" calcext:value-type="float">
            <text:p>431.432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06354" calcext:value-type="float">
            <text:p>1.606354</text:p>
          </table:table-cell>
          <table:table-cell office:value-type="float" office:value="2.077559" calcext:value-type="float">
            <text:p>2.077559</text:p>
          </table:table-cell>
          <table:table-cell office:value-type="float" office:value="4.015925" calcext:value-type="float">
            <text:p>4.015925</text:p>
          </table:table-cell>
          <table:table-cell office:value-type="float" office:value="3.135593" calcext:value-type="float">
            <text:p>3.135593</text:p>
          </table:table-cell>
          <table:table-cell office:value-type="float" office:value="124.18532" calcext:value-type="float">
            <text:p>124.185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641771" calcext:value-type="float">
            <text:p>1.641771</text:p>
          </table:table-cell>
          <table:table-cell office:value-type="float" office:value="2.086957" calcext:value-type="float">
            <text:p>2.086957</text:p>
          </table:table-cell>
          <table:table-cell office:value-type="float" office:value="3.721252" calcext:value-type="float">
            <text:p>3.721252</text:p>
          </table:table-cell>
          <table:table-cell office:value-type="float" office:value="3.055648" calcext:value-type="float">
            <text:p>3.055648</text:p>
          </table:table-cell>
          <table:table-cell office:value-type="float" office:value="135.018" calcext:value-type="float">
            <text:p>135.0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.02618" calcext:value-type="float">
            <text:p>1.02618</text:p>
          </table:table-cell>
          <table:table-cell office:value-type="float" office:value="1.699457" calcext:value-type="float">
            <text:p>1.699457</text:p>
          </table:table-cell>
          <table:table-cell office:value-type="float" office:value="2.272727" calcext:value-type="float">
            <text:p>2.272727</text:p>
          </table:table-cell>
          <table:table-cell office:value-type="float" office:value="4.364027" calcext:value-type="float">
            <text:p>4.364027</text:p>
          </table:table-cell>
          <table:table-cell office:value-type="float" office:value="3.597417" calcext:value-type="float">
            <text:p>3.597417</text:p>
          </table:table-cell>
          <table:table-cell office:value-type="float" office:value="286.4666" calcext:value-type="float">
            <text:p>286.46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877143" calcext:value-type="float">
            <text:p>1.877143</text:p>
          </table:table-cell>
          <table:table-cell office:value-type="float" office:value="2.835517" calcext:value-type="float">
            <text:p>2.835517</text:p>
          </table:table-cell>
          <table:table-cell office:value-type="float" office:value="6.589237" calcext:value-type="float">
            <text:p>6.589237</text:p>
          </table:table-cell>
          <table:table-cell office:value-type="float" office:value="4.691203" calcext:value-type="float">
            <text:p>4.691203</text:p>
          </table:table-cell>
          <table:table-cell office:value-type="float" office:value="268.51961" calcext:value-type="float">
            <text:p>268.519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.030052" calcext:value-type="float">
            <text:p>1.030052</text:p>
          </table:table-cell>
          <table:table-cell office:value-type="float" office:value="2.263061" calcext:value-type="float">
            <text:p>2.263061</text:p>
          </table:table-cell>
          <table:table-cell office:value-type="float" office:value="3.40454" calcext:value-type="float">
            <text:p>3.40454</text:p>
          </table:table-cell>
          <table:table-cell office:value-type="float" office:value="12.164809" calcext:value-type="float">
            <text:p>12.164809</text:p>
          </table:table-cell>
          <table:table-cell office:value-type="float" office:value="5.839225" calcext:value-type="float">
            <text:p>5.839225</text:p>
          </table:table-cell>
          <table:table-cell office:value-type="float" office:value="415.21916" calcext:value-type="float">
            <text:p>415.219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.432557" calcext:value-type="float">
            <text:p>2.432557</text:p>
          </table:table-cell>
          <table:table-cell office:value-type="float" office:value="3.778846" calcext:value-type="float">
            <text:p>3.778846</text:p>
          </table:table-cell>
          <table:table-cell office:value-type="float" office:value="11.74328" calcext:value-type="float">
            <text:p>11.74328</text:p>
          </table:table-cell>
          <table:table-cell office:value-type="float" office:value="7.134025" calcext:value-type="float">
            <text:p>7.134025</text:p>
          </table:table-cell>
          <table:table-cell office:value-type="float" office:value="431.52327" calcext:value-type="float">
            <text:p>431.523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.021014" calcext:value-type="float">
            <text:p>1.021014</text:p>
          </table:table-cell>
          <table:table-cell office:value-type="float" office:value="2.646499" calcext:value-type="float">
            <text:p>2.646499</text:p>
          </table:table-cell>
          <table:table-cell office:value-type="float" office:value="4.095532" calcext:value-type="float">
            <text:p>4.095532</text:p>
          </table:table-cell>
          <table:table-cell office:value-type="float" office:value="14.823385" calcext:value-type="float">
            <text:p>14.823385</text:p>
          </table:table-cell>
          <table:table-cell office:value-type="float" office:value="9.99166" calcext:value-type="float">
            <text:p>9.99166</text:p>
          </table:table-cell>
          <table:table-cell office:value-type="float" office:value="464.34532" calcext:value-type="float">
            <text:p>464.345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900089" calcext:value-type="float">
            <text:p>1.900089</text:p>
          </table:table-cell>
          <table:table-cell office:value-type="float" office:value="2.630177" calcext:value-type="float">
            <text:p>2.630177</text:p>
          </table:table-cell>
          <table:table-cell office:value-type="float" office:value="4.843377" calcext:value-type="float">
            <text:p>4.843377</text:p>
          </table:table-cell>
          <table:table-cell office:value-type="float" office:value="3.877027" calcext:value-type="float">
            <text:p>3.877027</text:p>
          </table:table-cell>
          <table:table-cell office:value-type="float" office:value="65.04237" calcext:value-type="float">
            <text:p>65.042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857143" calcext:value-type="float">
            <text:p>1.857143</text:p>
          </table:table-cell>
          <table:table-cell office:value-type="float" office:value="2.574247" calcext:value-type="float">
            <text:p>2.574247</text:p>
          </table:table-cell>
          <table:table-cell office:value-type="float" office:value="5.352381" calcext:value-type="float">
            <text:p>5.352381</text:p>
          </table:table-cell>
          <table:table-cell office:value-type="float" office:value="4.217504" calcext:value-type="float">
            <text:p>4.217504</text:p>
          </table:table-cell>
          <table:table-cell office:value-type="float" office:value="410.29414" calcext:value-type="float">
            <text:p>410.294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.025134" calcext:value-type="float">
            <text:p>1.025134</text:p>
          </table:table-cell>
          <table:table-cell office:value-type="float" office:value="1.900858" calcext:value-type="float">
            <text:p>1.900858</text:p>
          </table:table-cell>
          <table:table-cell office:value-type="float" office:value="2.674419" calcext:value-type="float">
            <text:p>2.674419</text:p>
          </table:table-cell>
          <table:table-cell office:value-type="float" office:value="7.001723" calcext:value-type="float">
            <text:p>7.001723</text:p>
          </table:table-cell>
          <table:table-cell office:value-type="float" office:value="4.447417" calcext:value-type="float">
            <text:p>4.447417</text:p>
          </table:table-cell>
          <table:table-cell office:value-type="float" office:value="490.11253" calcext:value-type="float">
            <text:p>490.112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.004063" calcext:value-type="float">
            <text:p>2.004063</text:p>
          </table:table-cell>
          <table:table-cell office:value-type="float" office:value="3.04598" calcext:value-type="float">
            <text:p>3.04598</text:p>
          </table:table-cell>
          <table:table-cell office:value-type="float" office:value="7.679734" calcext:value-type="float">
            <text:p>7.679734</text:p>
          </table:table-cell>
          <table:table-cell office:value-type="float" office:value="5.354615" calcext:value-type="float">
            <text:p>5.354615</text:p>
          </table:table-cell>
          <table:table-cell office:value-type="float" office:value="313.40076" calcext:value-type="float">
            <text:p>313.400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.02618" calcext:value-type="float">
            <text:p>1.02618</text:p>
          </table:table-cell>
          <table:table-cell office:value-type="float" office:value="2.314716" calcext:value-type="float">
            <text:p>2.314716</text:p>
          </table:table-cell>
          <table:table-cell office:value-type="float" office:value="3.392308" calcext:value-type="float">
            <text:p>3.392308</text:p>
          </table:table-cell>
          <table:table-cell office:value-type="float" office:value="11.786436" calcext:value-type="float">
            <text:p>11.786436</text:p>
          </table:table-cell>
          <table:table-cell office:value-type="float" office:value="6.283288" calcext:value-type="float">
            <text:p>6.283288</text:p>
          </table:table-cell>
          <table:table-cell office:value-type="float" office:value="355.1012" calcext:value-type="float">
            <text:p>355.10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.043327" calcext:value-type="float">
            <text:p>1.043327</text:p>
          </table:table-cell>
          <table:table-cell office:value-type="float" office:value="2.478898" calcext:value-type="float">
            <text:p>2.478898</text:p>
          </table:table-cell>
          <table:table-cell office:value-type="float" office:value="3.879545" calcext:value-type="float">
            <text:p>3.879545</text:p>
          </table:table-cell>
          <table:table-cell office:value-type="float" office:value="14.049636" calcext:value-type="float">
            <text:p>14.049636</text:p>
          </table:table-cell>
          <table:table-cell office:value-type="float" office:value="7.800375" calcext:value-type="float">
            <text:p>7.800375</text:p>
          </table:table-cell>
          <table:table-cell office:value-type="float" office:value="510.86237" calcext:value-type="float">
            <text:p>510.862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" calcext:value-type="float">
            <text:p>1</text:p>
          </table:table-cell>
          <table:table-cell office:value-type="float" office:value="2.736304" calcext:value-type="float">
            <text:p>2.736304</text:p>
          </table:table-cell>
          <table:table-cell office:value-type="float" office:value="4.2" calcext:value-type="float">
            <text:p>4.2</text:p>
          </table:table-cell>
          <table:table-cell office:value-type="float" office:value="15.034585" calcext:value-type="float">
            <text:p>15.034585</text:p>
          </table:table-cell>
          <table:table-cell office:value-type="float" office:value="9.765863" calcext:value-type="float">
            <text:p>9.765863</text:p>
          </table:table-cell>
          <table:table-cell office:value-type="float" office:value="463.6894" calcext:value-type="float">
            <text:p>463.68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37036" calcext:value-type="float">
            <text:p>1.737036</text:p>
          </table:table-cell>
          <table:table-cell office:value-type="float" office:value="2.896095" calcext:value-type="float">
            <text:p>2.896095</text:p>
          </table:table-cell>
          <table:table-cell office:value-type="float" office:value="10.340229" calcext:value-type="float">
            <text:p>10.340229</text:p>
          </table:table-cell>
          <table:table-cell office:value-type="float" office:value="6.678823" calcext:value-type="float">
            <text:p>6.678823</text:p>
          </table:table-cell>
          <table:table-cell office:value-type="float" office:value="353.74163" calcext:value-type="float">
            <text:p>353.741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81665" calcext:value-type="float">
            <text:p>1.081665</text:p>
          </table:table-cell>
          <table:table-cell office:value-type="float" office:value="1.39192" calcext:value-type="float">
            <text:p>1.39192</text:p>
          </table:table-cell>
          <table:table-cell office:value-type="float" office:value="2.947169" calcext:value-type="float">
            <text:p>2.947169</text:p>
          </table:table-cell>
          <table:table-cell office:value-type="float" office:value="2.250217" calcext:value-type="float">
            <text:p>2.250217</text:p>
          </table:table-cell>
          <table:table-cell office:value-type="float" office:value="122.69559" calcext:value-type="float">
            <text:p>122.695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15838" calcext:value-type="float">
            <text:p>1.215838</text:p>
          </table:table-cell>
          <table:table-cell office:value-type="float" office:value="1.44542" calcext:value-type="float">
            <text:p>1.44542</text:p>
          </table:table-cell>
          <table:table-cell office:value-type="float" office:value="2.381817" calcext:value-type="float">
            <text:p>2.381817</text:p>
          </table:table-cell>
          <table:table-cell office:value-type="float" office:value="1.922577" calcext:value-type="float">
            <text:p>1.922577</text:p>
          </table:table-cell>
          <table:table-cell office:value-type="float" office:value="107.29629" calcext:value-type="float">
            <text:p>107.296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312767" calcext:value-type="float">
            <text:p>1.312767</text:p>
          </table:table-cell>
          <table:table-cell office:value-type="float" office:value="1.608369" calcext:value-type="float">
            <text:p>1.608369</text:p>
          </table:table-cell>
          <table:table-cell office:value-type="float" office:value="2.774544" calcext:value-type="float">
            <text:p>2.774544</text:p>
          </table:table-cell>
          <table:table-cell office:value-type="float" office:value="2.12031" calcext:value-type="float">
            <text:p>2.12031</text:p>
          </table:table-cell>
          <table:table-cell office:value-type="float" office:value="116.79071" calcext:value-type="float">
            <text:p>116.790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364715" calcext:value-type="float">
            <text:p>1.364715</text:p>
          </table:table-cell>
          <table:table-cell office:value-type="float" office:value="1.820896" calcext:value-type="float">
            <text:p>1.820896</text:p>
          </table:table-cell>
          <table:table-cell office:value-type="float" office:value="4.112433" calcext:value-type="float">
            <text:p>4.112433</text:p>
          </table:table-cell>
          <table:table-cell office:value-type="float" office:value="2.879308" calcext:value-type="float">
            <text:p>2.879308</text:p>
          </table:table-cell>
          <table:table-cell office:value-type="float" office:value="177.65376" calcext:value-type="float">
            <text:p>177.653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.486296" calcext:value-type="float">
            <text:p>1.486296</text:p>
          </table:table-cell>
          <table:table-cell office:value-type="float" office:value="2.078253" calcext:value-type="float">
            <text:p>2.078253</text:p>
          </table:table-cell>
          <table:table-cell office:value-type="float" office:value="7.998875" calcext:value-type="float">
            <text:p>7.998875</text:p>
          </table:table-cell>
          <table:table-cell office:value-type="float" office:value="3.678054" calcext:value-type="float">
            <text:p>3.678054</text:p>
          </table:table-cell>
          <table:table-cell office:value-type="float" office:value="431.66789" calcext:value-type="float">
            <text:p>431.667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.606355" calcext:value-type="float">
            <text:p>1.606355</text:p>
          </table:table-cell>
          <table:table-cell office:value-type="float" office:value="2.458042" calcext:value-type="float">
            <text:p>2.458042</text:p>
          </table:table-cell>
          <table:table-cell office:value-type="float" office:value="8.528899" calcext:value-type="float">
            <text:p>8.528899</text:p>
          </table:table-cell>
          <table:table-cell office:value-type="float" office:value="5.009701" calcext:value-type="float">
            <text:p>5.009701</text:p>
          </table:table-cell>
          <table:table-cell office:value-type="float" office:value="431.72699" calcext:value-type="float">
            <text:p>431.726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" calcext:value-type="float">
            <text:p>1</text:p>
          </table:table-cell>
          <table:table-cell office:value-type="float" office:value="1.636364" calcext:value-type="float">
            <text:p>1.636364</text:p>
          </table:table-cell>
          <table:table-cell office:value-type="float" office:value="2.733728" calcext:value-type="float">
            <text:p>2.733728</text:p>
          </table:table-cell>
          <table:table-cell office:value-type="float" office:value="10.966305" calcext:value-type="float">
            <text:p>10.966305</text:p>
          </table:table-cell>
          <table:table-cell office:value-type="float" office:value="6.321331" calcext:value-type="float">
            <text:p>6.321331</text:p>
          </table:table-cell>
          <table:table-cell office:value-type="float" office:value="394.27903" calcext:value-type="float">
            <text:p>394.279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.001171" calcext:value-type="float">
            <text:p>1.001171</text:p>
          </table:table-cell>
          <table:table-cell office:value-type="float" office:value="1.562539" calcext:value-type="float">
            <text:p>1.562539</text:p>
          </table:table-cell>
          <table:table-cell office:value-type="float" office:value="2.085258" calcext:value-type="float">
            <text:p>2.085258</text:p>
          </table:table-cell>
          <table:table-cell office:value-type="float" office:value="4.69917" calcext:value-type="float">
            <text:p>4.69917</text:p>
          </table:table-cell>
          <table:table-cell office:value-type="float" office:value="3.647409" calcext:value-type="float">
            <text:p>3.647409</text:p>
          </table:table-cell>
          <table:table-cell office:value-type="float" office:value="136.77549" calcext:value-type="float">
            <text:p>136.775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458515" calcext:value-type="float">
            <text:p>1.458515</text:p>
          </table:table-cell>
          <table:table-cell office:value-type="float" office:value="1.895349" calcext:value-type="float">
            <text:p>1.895349</text:p>
          </table:table-cell>
          <table:table-cell office:value-type="float" office:value="3.629016" calcext:value-type="float">
            <text:p>3.629016</text:p>
          </table:table-cell>
          <table:table-cell office:value-type="float" office:value="3.038466" calcext:value-type="float">
            <text:p>3.038466</text:p>
          </table:table-cell>
          <table:table-cell office:value-type="float" office:value="122.42305" calcext:value-type="float">
            <text:p>122.423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384615" calcext:value-type="float">
            <text:p>1.384615</text:p>
          </table:table-cell>
          <table:table-cell office:value-type="float" office:value="1.842063" calcext:value-type="float">
            <text:p>1.842063</text:p>
          </table:table-cell>
          <table:table-cell office:value-type="float" office:value="4.793831" calcext:value-type="float">
            <text:p>4.793831</text:p>
          </table:table-cell>
          <table:table-cell office:value-type="float" office:value="3" calcext:value-type="float">
            <text:p>3</text:p>
          </table:table-cell>
          <table:table-cell office:value-type="float" office:value="451.76719" calcext:value-type="float">
            <text:p>451.767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325841" calcext:value-type="float">
            <text:p>1.325841</text:p>
          </table:table-cell>
          <table:table-cell office:value-type="float" office:value="1.909091" calcext:value-type="float">
            <text:p>1.909091</text:p>
          </table:table-cell>
          <table:table-cell office:value-type="float" office:value="5.951734" calcext:value-type="float">
            <text:p>5.951734</text:p>
          </table:table-cell>
          <table:table-cell office:value-type="float" office:value="3.315116" calcext:value-type="float">
            <text:p>3.315116</text:p>
          </table:table-cell>
          <table:table-cell office:value-type="float" office:value="587.61082" calcext:value-type="float">
            <text:p>587.610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.483213" calcext:value-type="float">
            <text:p>1.483213</text:p>
          </table:table-cell>
          <table:table-cell office:value-type="float" office:value="2.186854" calcext:value-type="float">
            <text:p>2.186854</text:p>
          </table:table-cell>
          <table:table-cell office:value-type="float" office:value="8.448994" calcext:value-type="float">
            <text:p>8.448994</text:p>
          </table:table-cell>
          <table:table-cell office:value-type="float" office:value="3.886912" calcext:value-type="float">
            <text:p>3.886912</text:p>
          </table:table-cell>
          <table:table-cell office:value-type="float" office:value="431.71391" calcext:value-type="float">
            <text:p>431.713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.573185" calcext:value-type="float">
            <text:p>1.573185</text:p>
          </table:table-cell>
          <table:table-cell office:value-type="float" office:value="2.473558" calcext:value-type="float">
            <text:p>2.473558</text:p>
          </table:table-cell>
          <table:table-cell office:value-type="float" office:value="9.069154" calcext:value-type="float">
            <text:p>9.069154</text:p>
          </table:table-cell>
          <table:table-cell office:value-type="float" office:value="4.725784" calcext:value-type="float">
            <text:p>4.725784</text:p>
          </table:table-cell>
          <table:table-cell office:value-type="float" office:value="431.716" calcext:value-type="float">
            <text:p>431.7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" calcext:value-type="float">
            <text:p>1</text:p>
          </table:table-cell>
          <table:table-cell office:value-type="float" office:value="1.681648" calcext:value-type="float">
            <text:p>1.681648</text:p>
          </table:table-cell>
          <table:table-cell office:value-type="float" office:value="2.833333" calcext:value-type="float">
            <text:p>2.833333</text:p>
          </table:table-cell>
          <table:table-cell office:value-type="float" office:value="11.332575" calcext:value-type="float">
            <text:p>11.332575</text:p>
          </table:table-cell>
          <table:table-cell office:value-type="float" office:value="6.482759" calcext:value-type="float">
            <text:p>6.482759</text:p>
          </table:table-cell>
          <table:table-cell office:value-type="float" office:value="392.63441" calcext:value-type="float">
            <text:p>392.634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31756" calcext:value-type="float">
            <text:p>1.431756</text:p>
          </table:table-cell>
          <table:table-cell office:value-type="float" office:value="1.977143" calcext:value-type="float">
            <text:p>1.977143</text:p>
          </table:table-cell>
          <table:table-cell office:value-type="float" office:value="4.094624" calcext:value-type="float">
            <text:p>4.094624</text:p>
          </table:table-cell>
          <table:table-cell office:value-type="float" office:value="3.55789" calcext:value-type="float">
            <text:p>3.55789</text:p>
          </table:table-cell>
          <table:table-cell office:value-type="float" office:value="61.39412" calcext:value-type="float">
            <text:p>61.394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11568" calcext:value-type="float">
            <text:p>1.211568</text:p>
          </table:table-cell>
          <table:table-cell office:value-type="float" office:value="1.502634" calcext:value-type="float">
            <text:p>1.502634</text:p>
          </table:table-cell>
          <table:table-cell office:value-type="float" office:value="2.442701" calcext:value-type="float">
            <text:p>2.442701</text:p>
          </table:table-cell>
          <table:table-cell office:value-type="float" office:value="2.219931" calcext:value-type="float">
            <text:p>2.219931</text:p>
          </table:table-cell>
          <table:table-cell office:value-type="float" office:value="33.86223" calcext:value-type="float">
            <text:p>33.862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29588" calcext:value-type="float">
            <text:p>1.229588</text:p>
          </table:table-cell>
          <table:table-cell office:value-type="float" office:value="1.575221" calcext:value-type="float">
            <text:p>1.575221</text:p>
          </table:table-cell>
          <table:table-cell office:value-type="float" office:value="2.85213" calcext:value-type="float">
            <text:p>2.85213</text:p>
          </table:table-cell>
          <table:table-cell office:value-type="float" office:value="2.311125" calcext:value-type="float">
            <text:p>2.311125</text:p>
          </table:table-cell>
          <table:table-cell office:value-type="float" office:value="107.02897" calcext:value-type="float">
            <text:p>107.028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234132" calcext:value-type="float">
            <text:p>1.234132</text:p>
          </table:table-cell>
          <table:table-cell office:value-type="float" office:value="1.643364" calcext:value-type="float">
            <text:p>1.643364</text:p>
          </table:table-cell>
          <table:table-cell office:value-type="float" office:value="2.814574" calcext:value-type="float">
            <text:p>2.814574</text:p>
          </table:table-cell>
          <table:table-cell office:value-type="float" office:value="2.426872" calcext:value-type="float">
            <text:p>2.426872</text:p>
          </table:table-cell>
          <table:table-cell office:value-type="float" office:value="150.48317" calcext:value-type="float">
            <text:p>150.483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300402" calcext:value-type="float">
            <text:p>1.300402</text:p>
          </table:table-cell>
          <table:table-cell office:value-type="float" office:value="1.770136" calcext:value-type="float">
            <text:p>1.770136</text:p>
          </table:table-cell>
          <table:table-cell office:value-type="float" office:value="3.074079" calcext:value-type="float">
            <text:p>3.074079</text:p>
          </table:table-cell>
          <table:table-cell office:value-type="float" office:value="2.61202" calcext:value-type="float">
            <text:p>2.61202</text:p>
          </table:table-cell>
          <table:table-cell office:value-type="float" office:value="40.91789" calcext:value-type="float">
            <text:p>40.917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.368421" calcext:value-type="float">
            <text:p>1.368421</text:p>
          </table:table-cell>
          <table:table-cell office:value-type="float" office:value="1.802916" calcext:value-type="float">
            <text:p>1.802916</text:p>
          </table:table-cell>
          <table:table-cell office:value-type="float" office:value="3.34867" calcext:value-type="float">
            <text:p>3.34867</text:p>
          </table:table-cell>
          <table:table-cell office:value-type="float" office:value="2.9375" calcext:value-type="float">
            <text:p>2.9375</text:p>
          </table:table-cell>
          <table:table-cell office:value-type="float" office:value="48.23094" calcext:value-type="float">
            <text:p>48.230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.405356" calcext:value-type="float">
            <text:p>1.405356</text:p>
          </table:table-cell>
          <table:table-cell office:value-type="float" office:value="1.889444" calcext:value-type="float">
            <text:p>1.889444</text:p>
          </table:table-cell>
          <table:table-cell office:value-type="float" office:value="3.638573" calcext:value-type="float">
            <text:p>3.638573</text:p>
          </table:table-cell>
          <table:table-cell office:value-type="float" office:value="3.269498" calcext:value-type="float">
            <text:p>3.269498</text:p>
          </table:table-cell>
          <table:table-cell office:value-type="float" office:value="47.72931" calcext:value-type="float">
            <text:p>47.729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" calcext:value-type="float">
            <text:p>1</text:p>
          </table:table-cell>
          <table:table-cell office:value-type="float" office:value="1.418825" calcext:value-type="float">
            <text:p>1.418825</text:p>
          </table:table-cell>
          <table:table-cell office:value-type="float" office:value="1.898305" calcext:value-type="float">
            <text:p>1.898305</text:p>
          </table:table-cell>
          <table:table-cell office:value-type="float" office:value="4.052506" calcext:value-type="float">
            <text:p>4.052506</text:p>
          </table:table-cell>
          <table:table-cell office:value-type="float" office:value="3.494044" calcext:value-type="float">
            <text:p>3.494044</text:p>
          </table:table-cell>
          <table:table-cell office:value-type="float" office:value="54.27664" calcext:value-type="float">
            <text:p>54.276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83902" calcext:value-type="float">
            <text:p>1.483902</text:p>
          </table:table-cell>
          <table:table-cell office:value-type="float" office:value="2.127786" calcext:value-type="float">
            <text:p>2.127786</text:p>
          </table:table-cell>
          <table:table-cell office:value-type="float" office:value="3.949536" calcext:value-type="float">
            <text:p>3.949536</text:p>
          </table:table-cell>
          <table:table-cell office:value-type="float" office:value="3.25531" calcext:value-type="float">
            <text:p>3.25531</text:p>
          </table:table-cell>
          <table:table-cell office:value-type="float" office:value="49.47559" calcext:value-type="float">
            <text:p>49.475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471005" calcext:value-type="float">
            <text:p>1.471005</text:p>
          </table:table-cell>
          <table:table-cell office:value-type="float" office:value="1.997317" calcext:value-type="float">
            <text:p>1.997317</text:p>
          </table:table-cell>
          <table:table-cell office:value-type="float" office:value="4.32498" calcext:value-type="float">
            <text:p>4.32498</text:p>
          </table:table-cell>
          <table:table-cell office:value-type="float" office:value="3.351707" calcext:value-type="float">
            <text:p>3.351707</text:p>
          </table:table-cell>
          <table:table-cell office:value-type="float" office:value="351.32926" calcext:value-type="float">
            <text:p>351.329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862434" calcext:value-type="float">
            <text:p>1.862434</text:p>
          </table:table-cell>
          <table:table-cell office:value-type="float" office:value="3.332795" calcext:value-type="float">
            <text:p>3.332795</text:p>
          </table:table-cell>
          <table:table-cell office:value-type="float" office:value="3.108518" calcext:value-type="float">
            <text:p>3.108518</text:p>
          </table:table-cell>
          <table:table-cell office:value-type="float" office:value="68.2742" calcext:value-type="float">
            <text:p>68.27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369476" calcext:value-type="float">
            <text:p>1.369476</text:p>
          </table:table-cell>
          <table:table-cell office:value-type="float" office:value="1.836207" calcext:value-type="float">
            <text:p>1.836207</text:p>
          </table:table-cell>
          <table:table-cell office:value-type="float" office:value="3.762394" calcext:value-type="float">
            <text:p>3.762394</text:p>
          </table:table-cell>
          <table:table-cell office:value-type="float" office:value="2.908488" calcext:value-type="float">
            <text:p>2.908488</text:p>
          </table:table-cell>
          <table:table-cell office:value-type="float" office:value="152.08278" calcext:value-type="float">
            <text:p>152.082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.345841" calcext:value-type="float">
            <text:p>1.345841</text:p>
          </table:table-cell>
          <table:table-cell office:value-type="float" office:value="1.862367" calcext:value-type="float">
            <text:p>1.862367</text:p>
          </table:table-cell>
          <table:table-cell office:value-type="float" office:value="3.757832" calcext:value-type="float">
            <text:p>3.757832</text:p>
          </table:table-cell>
          <table:table-cell office:value-type="float" office:value="3.132304" calcext:value-type="float">
            <text:p>3.132304</text:p>
          </table:table-cell>
          <table:table-cell office:value-type="float" office:value="74.28895" calcext:value-type="float">
            <text:p>74.288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.406904" calcext:value-type="float">
            <text:p>1.406904</text:p>
          </table:table-cell>
          <table:table-cell office:value-type="float" office:value="1.896122" calcext:value-type="float">
            <text:p>1.896122</text:p>
          </table:table-cell>
          <table:table-cell office:value-type="float" office:value="3.914439" calcext:value-type="float">
            <text:p>3.914439</text:p>
          </table:table-cell>
          <table:table-cell office:value-type="float" office:value="3.27658" calcext:value-type="float">
            <text:p>3.27658</text:p>
          </table:table-cell>
          <table:table-cell office:value-type="float" office:value="123.88364" calcext:value-type="float">
            <text:p>123.883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" calcext:value-type="float">
            <text:p>1</text:p>
          </table:table-cell>
          <table:table-cell office:value-type="float" office:value="1.437173" calcext:value-type="float">
            <text:p>1.437173</text:p>
          </table:table-cell>
          <table:table-cell office:value-type="float" office:value="1.962963" calcext:value-type="float">
            <text:p>1.962963</text:p>
          </table:table-cell>
          <table:table-cell office:value-type="float" office:value="3.965646" calcext:value-type="float">
            <text:p>3.965646</text:p>
          </table:table-cell>
          <table:table-cell office:value-type="float" office:value="3.578278" calcext:value-type="float">
            <text:p>3.578278</text:p>
          </table:table-cell>
          <table:table-cell office:value-type="float" office:value="50.09835" calcext:value-type="float">
            <text:p>50.098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348471" calcext:value-type="float">
            <text:p>1.348471</text:p>
          </table:table-cell>
          <table:table-cell office:value-type="float" office:value="1.919196" calcext:value-type="float">
            <text:p>1.919196</text:p>
          </table:table-cell>
          <table:table-cell office:value-type="float" office:value="5.978881" calcext:value-type="float">
            <text:p>5.978881</text:p>
          </table:table-cell>
          <table:table-cell office:value-type="float" office:value="3.394823" calcext:value-type="float">
            <text:p>3.394823</text:p>
          </table:table-cell>
          <table:table-cell office:value-type="float" office:value="633.03789" calcext:value-type="float">
            <text:p>633.037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85714" calcext:value-type="float">
            <text:p>1.085714</text:p>
          </table:table-cell>
          <table:table-cell office:value-type="float" office:value="1.764205" calcext:value-type="float">
            <text:p>1.764205</text:p>
          </table:table-cell>
          <table:table-cell office:value-type="float" office:value="1.374186" calcext:value-type="float">
            <text:p>1.374186</text:p>
          </table:table-cell>
          <table:table-cell office:value-type="float" office:value="48.8889" calcext:value-type="float">
            <text:p>48.8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116017" calcext:value-type="float">
            <text:p>1.116017</text:p>
          </table:table-cell>
          <table:table-cell office:value-type="float" office:value="1.290123" calcext:value-type="float">
            <text:p>1.290123</text:p>
          </table:table-cell>
          <table:table-cell office:value-type="float" office:value="1.915632" calcext:value-type="float">
            <text:p>1.915632</text:p>
          </table:table-cell>
          <table:table-cell office:value-type="float" office:value="1.642857" calcext:value-type="float">
            <text:p>1.642857</text:p>
          </table:table-cell>
          <table:table-cell office:value-type="float" office:value="123.71783" calcext:value-type="float">
            <text:p>123.717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169368" calcext:value-type="float">
            <text:p>1.169368</text:p>
          </table:table-cell>
          <table:table-cell office:value-type="float" office:value="1.365379" calcext:value-type="float">
            <text:p>1.365379</text:p>
          </table:table-cell>
          <table:table-cell office:value-type="float" office:value="1.73941" calcext:value-type="float">
            <text:p>1.73941</text:p>
          </table:table-cell>
          <table:table-cell office:value-type="float" office:value="1.785203" calcext:value-type="float">
            <text:p>1.785203</text:p>
          </table:table-cell>
          <table:table-cell office:value-type="float" office:value="11.61611" calcext:value-type="float">
            <text:p>11.616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21812" calcext:value-type="float">
            <text:p>1.21812</text:p>
          </table:table-cell>
          <table:table-cell office:value-type="float" office:value="1.481321" calcext:value-type="float">
            <text:p>1.481321</text:p>
          </table:table-cell>
          <table:table-cell office:value-type="float" office:value="4.295408" calcext:value-type="float">
            <text:p>4.295408</text:p>
          </table:table-cell>
          <table:table-cell office:value-type="float" office:value="2.133759" calcext:value-type="float">
            <text:p>2.133759</text:p>
          </table:table-cell>
          <table:table-cell office:value-type="float" office:value="434.09414" calcext:value-type="float">
            <text:p>434.094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.238571" calcext:value-type="float">
            <text:p>1.238571</text:p>
          </table:table-cell>
          <table:table-cell office:value-type="float" office:value="1.602155" calcext:value-type="float">
            <text:p>1.602155</text:p>
          </table:table-cell>
          <table:table-cell office:value-type="float" office:value="4.395301" calcext:value-type="float">
            <text:p>4.395301</text:p>
          </table:table-cell>
          <table:table-cell office:value-type="float" office:value="2.580223" calcext:value-type="float">
            <text:p>2.580223</text:p>
          </table:table-cell>
          <table:table-cell office:value-type="float" office:value="351.11977" calcext:value-type="float">
            <text:p>351.119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.267565" calcext:value-type="float">
            <text:p>1.267565</text:p>
          </table:table-cell>
          <table:table-cell office:value-type="float" office:value="1.714286" calcext:value-type="float">
            <text:p>1.714286</text:p>
          </table:table-cell>
          <table:table-cell office:value-type="float" office:value="4.66272" calcext:value-type="float">
            <text:p>4.66272</text:p>
          </table:table-cell>
          <table:table-cell office:value-type="float" office:value="2.83914" calcext:value-type="float">
            <text:p>2.83914</text:p>
          </table:table-cell>
          <table:table-cell office:value-type="float" office:value="353.6386" calcext:value-type="float">
            <text:p>353.63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" calcext:value-type="float">
            <text:p>1</text:p>
          </table:table-cell>
          <table:table-cell office:value-type="float" office:value="1.319603" calcext:value-type="float">
            <text:p>1.319603</text:p>
          </table:table-cell>
          <table:table-cell office:value-type="float" office:value="1.921158" calcext:value-type="float">
            <text:p>1.921158</text:p>
          </table:table-cell>
          <table:table-cell office:value-type="float" office:value="6.650386" calcext:value-type="float">
            <text:p>6.650386</text:p>
          </table:table-cell>
          <table:table-cell office:value-type="float" office:value="3.259571" calcext:value-type="float">
            <text:p>3.259571</text:p>
          </table:table-cell>
          <table:table-cell office:value-type="float" office:value="468.29545" calcext:value-type="float">
            <text:p>468.295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99178" calcext:value-type="float">
            <text:p>1.399178</text:p>
          </table:table-cell>
          <table:table-cell office:value-type="float" office:value="1.783955" calcext:value-type="float">
            <text:p>1.783955</text:p>
          </table:table-cell>
          <table:table-cell office:value-type="float" office:value="3.712193" calcext:value-type="float">
            <text:p>3.712193</text:p>
          </table:table-cell>
          <table:table-cell office:value-type="float" office:value="2.870689" calcext:value-type="float">
            <text:p>2.870689</text:p>
          </table:table-cell>
          <table:table-cell office:value-type="float" office:value="39.86932" calcext:value-type="float">
            <text:p>39.869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314144" calcext:value-type="float">
            <text:p>1.314144</text:p>
          </table:table-cell>
          <table:table-cell office:value-type="float" office:value="1.76528" calcext:value-type="float">
            <text:p>1.76528</text:p>
          </table:table-cell>
          <table:table-cell office:value-type="float" office:value="4.422295" calcext:value-type="float">
            <text:p>4.422295</text:p>
          </table:table-cell>
          <table:table-cell office:value-type="float" office:value="2.7439" calcext:value-type="float">
            <text:p>2.7439</text:p>
          </table:table-cell>
          <table:table-cell office:value-type="float" office:value="411.02739" calcext:value-type="float">
            <text:p>411.027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265306" calcext:value-type="float">
            <text:p>1.265306</text:p>
          </table:table-cell>
          <table:table-cell office:value-type="float" office:value="1.607407" calcext:value-type="float">
            <text:p>1.607407</text:p>
          </table:table-cell>
          <table:table-cell office:value-type="float" office:value="2.48717" calcext:value-type="float">
            <text:p>2.48717</text:p>
          </table:table-cell>
          <table:table-cell office:value-type="float" office:value="2.382353" calcext:value-type="float">
            <text:p>2.382353</text:p>
          </table:table-cell>
          <table:table-cell office:value-type="float" office:value="61.22886" calcext:value-type="float">
            <text:p>61.228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212793" calcext:value-type="float">
            <text:p>1.212793</text:p>
          </table:table-cell>
          <table:table-cell office:value-type="float" office:value="1.552987" calcext:value-type="float">
            <text:p>1.552987</text:p>
          </table:table-cell>
          <table:table-cell office:value-type="float" office:value="4.429378" calcext:value-type="float">
            <text:p>4.429378</text:p>
          </table:table-cell>
          <table:table-cell office:value-type="float" office:value="2.434789" calcext:value-type="float">
            <text:p>2.434789</text:p>
          </table:table-cell>
          <table:table-cell office:value-type="float" office:value="397.58394" calcext:value-type="float">
            <text:p>397.583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.228373" calcext:value-type="float">
            <text:p>1.228373</text:p>
          </table:table-cell>
          <table:table-cell office:value-type="float" office:value="1.697215" calcext:value-type="float">
            <text:p>1.697215</text:p>
          </table:table-cell>
          <table:table-cell office:value-type="float" office:value="4.833725" calcext:value-type="float">
            <text:p>4.833725</text:p>
          </table:table-cell>
          <table:table-cell office:value-type="float" office:value="2.60625" calcext:value-type="float">
            <text:p>2.60625</text:p>
          </table:table-cell>
          <table:table-cell office:value-type="float" office:value="430.68175" calcext:value-type="float">
            <text:p>430.681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.283984" calcext:value-type="float">
            <text:p>1.283984</text:p>
          </table:table-cell>
          <table:table-cell office:value-type="float" office:value="1.815538" calcext:value-type="float">
            <text:p>1.815538</text:p>
          </table:table-cell>
          <table:table-cell office:value-type="float" office:value="4.884469" calcext:value-type="float">
            <text:p>4.884469</text:p>
          </table:table-cell>
          <table:table-cell office:value-type="float" office:value="2.771118" calcext:value-type="float">
            <text:p>2.771118</text:p>
          </table:table-cell>
          <table:table-cell office:value-type="float" office:value="390.61506" calcext:value-type="float">
            <text:p>390.615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" calcext:value-type="float">
            <text:p>1</text:p>
          </table:table-cell>
          <table:table-cell office:value-type="float" office:value="1.348315" calcext:value-type="float">
            <text:p>1.348315</text:p>
          </table:table-cell>
          <table:table-cell office:value-type="float" office:value="1.915863" calcext:value-type="float">
            <text:p>1.915863</text:p>
          </table:table-cell>
          <table:table-cell office:value-type="float" office:value="6.875488" calcext:value-type="float">
            <text:p>6.875488</text:p>
          </table:table-cell>
          <table:table-cell office:value-type="float" office:value="3.295119" calcext:value-type="float">
            <text:p>3.295119</text:p>
          </table:table-cell>
          <table:table-cell office:value-type="float" office:value="522.52047" calcext:value-type="float">
            <text:p>522.52047</text:p>
          </table:table-cell>
          <table:table-cell table:number-columns-repeated="1015"/>
        </table:table-row>
      </table:table>
      <table:table table:name="Order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lowerQuantile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upperQuantile</text:p>
          </table:table-cell>
          <table:table-cell table:style-name="ce1" office:value-type="string" calcext:value-type="string">
            <text:p>max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1" calcext:value-type="float">
            <text:p>1</text:p>
          </table:table-cell>
          <table:table-cell office:value-type="float" office:value="1.309032" calcext:value-type="float">
            <text:p>1.309032</text:p>
          </table:table-cell>
          <table:table-cell office:value-type="float" office:value="1.614035" calcext:value-type="float">
            <text:p>1.614035</text:p>
          </table:table-cell>
          <table:table-cell office:value-type="float" office:value="2.088758" calcext:value-type="float">
            <text:p>2.088758</text:p>
          </table:table-cell>
          <table:table-cell office:value-type="float" office:value="2.042708" calcext:value-type="float">
            <text:p>2.042708</text:p>
          </table:table-cell>
          <table:table-cell office:value-type="float" office:value="26.709614" calcext:value-type="float">
            <text:p>26.7096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1" calcext:value-type="float">
            <text:p>1</text:p>
          </table:table-cell>
          <table:table-cell office:value-type="float" office:value="1.022132" calcext:value-type="float">
            <text:p>1.022132</text:p>
          </table:table-cell>
          <table:table-cell office:value-type="float" office:value="1.174803" calcext:value-type="float">
            <text:p>1.174803</text:p>
          </table:table-cell>
          <table:table-cell office:value-type="float" office:value="1.318767" calcext:value-type="float">
            <text:p>1.318767</text:p>
          </table:table-cell>
          <table:table-cell office:value-type="float" office:value="1.386001" calcext:value-type="float">
            <text:p>1.386001</text:p>
          </table:table-cell>
          <table:table-cell office:value-type="float" office:value="6.939996" calcext:value-type="float">
            <text:p>6.9399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40804" calcext:value-type="float">
            <text:p>1.140804</text:p>
          </table:table-cell>
          <table:table-cell office:value-type="float" office:value="1.529992" calcext:value-type="float">
            <text:p>1.529992</text:p>
          </table:table-cell>
          <table:table-cell office:value-type="float" office:value="1.509226" calcext:value-type="float">
            <text:p>1.509226</text:p>
          </table:table-cell>
          <table:table-cell office:value-type="float" office:value="14.076248" calcext:value-type="float">
            <text:p>14.0762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-pre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107163" calcext:value-type="float">
            <text:p>1.107163</text:p>
          </table:table-cell>
          <table:table-cell office:value-type="float" office:value="1.114916" calcext:value-type="float">
            <text:p>1.114916</text:p>
          </table:table-cell>
          <table:table-cell office:value-type="float" office:value="6.002718" calcext:value-type="float">
            <text:p>6.002718</text:p>
          </table:table-cell>
          <table:table-cell table:number-columns-repeated="1017"/>
        </table:table-row>
      </table:table>
      <table:table table:name="Saturation" table:style-name="ta1"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lowerQuantile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upperQuantile</text:p>
          </table:table-cell>
          <table:table-cell table:style-name="ce1" office:value-type="string" calcext:value-type="string">
            <text:p>max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95637" calcext:value-type="float">
            <text:p>1.195637</text:p>
          </table:table-cell>
          <table:table-cell office:value-type="float" office:value="1.565217" calcext:value-type="float">
            <text:p>1.565217</text:p>
          </table:table-cell>
          <table:table-cell office:value-type="float" office:value="3.033106" calcext:value-type="float">
            <text:p>3.033106</text:p>
          </table:table-cell>
          <table:table-cell office:value-type="float" office:value="2.443088" calcext:value-type="float">
            <text:p>2.443088</text:p>
          </table:table-cell>
          <table:table-cell office:value-type="float" office:value="61.39412" calcext:value-type="float">
            <text:p>61.394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ik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565547" calcext:value-type="float">
            <text:p>1.565547</text:p>
          </table:table-cell>
          <table:table-cell office:value-type="float" office:value="1.212859" calcext:value-type="float">
            <text:p>1.212859</text:p>
          </table:table-cell>
          <table:table-cell office:value-type="float" office:value="30.78591" calcext:value-type="float">
            <text:p>30.785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054316" calcext:value-type="float">
            <text:p>1.054316</text:p>
          </table:table-cell>
          <table:table-cell office:value-type="float" office:value="1.194246" calcext:value-type="float">
            <text:p>1.194246</text:p>
          </table:table-cell>
          <table:table-cell office:value-type="float" office:value="1.800166" calcext:value-type="float">
            <text:p>1.800166</text:p>
          </table:table-cell>
          <table:table-cell office:value-type="float" office:value="1.482049" calcext:value-type="float">
            <text:p>1.482049</text:p>
          </table:table-cell>
          <table:table-cell office:value-type="float" office:value="107.02897" calcext:value-type="float">
            <text:p>107.028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089976" calcext:value-type="float">
            <text:p>1.089976</text:p>
          </table:table-cell>
          <table:table-cell office:value-type="float" office:value="1.253318" calcext:value-type="float">
            <text:p>1.253318</text:p>
          </table:table-cell>
          <table:table-cell office:value-type="float" office:value="1.858059" calcext:value-type="float">
            <text:p>1.858059</text:p>
          </table:table-cell>
          <table:table-cell office:value-type="float" office:value="1.602742" calcext:value-type="float">
            <text:p>1.602742</text:p>
          </table:table-cell>
          <table:table-cell office:value-type="float" office:value="116.79071" calcext:value-type="float">
            <text:p>116.790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136195" calcext:value-type="float">
            <text:p>1.136195</text:p>
          </table:table-cell>
          <table:table-cell office:value-type="float" office:value="1.319483" calcext:value-type="float">
            <text:p>1.319483</text:p>
          </table:table-cell>
          <table:table-cell office:value-type="float" office:value="2.344919" calcext:value-type="float">
            <text:p>2.344919</text:p>
          </table:table-cell>
          <table:table-cell office:value-type="float" office:value="1.827501" calcext:value-type="float">
            <text:p>1.827501</text:p>
          </table:table-cell>
          <table:table-cell office:value-type="float" office:value="152.12804" calcext:value-type="float">
            <text:p>152.128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.11963" calcext:value-type="float">
            <text:p>1.11963</text:p>
          </table:table-cell>
          <table:table-cell office:value-type="float" office:value="1.411005" calcext:value-type="float">
            <text:p>1.411005</text:p>
          </table:table-cell>
          <table:table-cell office:value-type="float" office:value="2.193316" calcext:value-type="float">
            <text:p>2.193316</text:p>
          </table:table-cell>
          <table:table-cell office:value-type="float" office:value="1.909634" calcext:value-type="float">
            <text:p>1.909634</text:p>
          </table:table-cell>
          <table:table-cell office:value-type="float" office:value="48.23094" calcext:value-type="float">
            <text:p>48.230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.15382" calcext:value-type="float">
            <text:p>1.15382</text:p>
          </table:table-cell>
          <table:table-cell office:value-type="float" office:value="1.463656" calcext:value-type="float">
            <text:p>1.463656</text:p>
          </table:table-cell>
          <table:table-cell office:value-type="float" office:value="2.360759" calcext:value-type="float">
            <text:p>2.360759</text:p>
          </table:table-cell>
          <table:table-cell office:value-type="float" office:value="2.080652" calcext:value-type="float">
            <text:p>2.080652</text:p>
          </table:table-cell>
          <table:table-cell office:value-type="float" office:value="46.20769" calcext:value-type="float">
            <text:p>46.207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" calcext:value-type="float">
            <text:p>1</text:p>
          </table:table-cell>
          <table:table-cell office:value-type="float" office:value="1.166667" calcext:value-type="float">
            <text:p>1.166667</text:p>
          </table:table-cell>
          <table:table-cell office:value-type="float" office:value="1.563114" calcext:value-type="float">
            <text:p>1.563114</text:p>
          </table:table-cell>
          <table:table-cell office:value-type="float" office:value="2.823585" calcext:value-type="float">
            <text:p>2.823585</text:p>
          </table:table-cell>
          <table:table-cell office:value-type="float" office:value="2.380049" calcext:value-type="float">
            <text:p>2.380049</text:p>
          </table:table-cell>
          <table:table-cell office:value-type="float" office:value="49.89165" calcext:value-type="float">
            <text:p>49.891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o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71758" calcext:value-type="float">
            <text:p>1.271758</text:p>
          </table:table-cell>
          <table:table-cell office:value-type="float" office:value="1.666667" calcext:value-type="float">
            <text:p>1.666667</text:p>
          </table:table-cell>
          <table:table-cell office:value-type="float" office:value="3.225328" calcext:value-type="float">
            <text:p>3.225328</text:p>
          </table:table-cell>
          <table:table-cell office:value-type="float" office:value="2.708778" calcext:value-type="float">
            <text:p>2.708778</text:p>
          </table:table-cell>
          <table:table-cell office:value-type="float" office:value="49.18458" calcext:value-type="float">
            <text:p>49.184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12511" calcext:value-type="float">
            <text:p>1.212511</text:p>
          </table:table-cell>
          <table:table-cell office:value-type="float" office:value="1.594861" calcext:value-type="float">
            <text:p>1.594861</text:p>
          </table:table-cell>
          <table:table-cell office:value-type="float" office:value="3.57754" calcext:value-type="float">
            <text:p>3.57754</text:p>
          </table:table-cell>
          <table:table-cell office:value-type="float" office:value="2.401492" calcext:value-type="float">
            <text:p>2.401492</text:p>
          </table:table-cell>
          <table:table-cell office:value-type="float" office:value="351.32926" calcext:value-type="float">
            <text:p>351.329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17358" calcext:value-type="float">
            <text:p>1.17358</text:p>
          </table:table-cell>
          <table:table-cell office:value-type="float" office:value="1.497488" calcext:value-type="float">
            <text:p>1.497488</text:p>
          </table:table-cell>
          <table:table-cell office:value-type="float" office:value="2.521733" calcext:value-type="float">
            <text:p>2.521733</text:p>
          </table:table-cell>
          <table:table-cell office:value-type="float" office:value="2.092751" calcext:value-type="float">
            <text:p>2.092751</text:p>
          </table:table-cell>
          <table:table-cell office:value-type="float" office:value="68.2742" calcext:value-type="float">
            <text:p>68.27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103395" calcext:value-type="float">
            <text:p>1.103395</text:p>
          </table:table-cell>
          <table:table-cell office:value-type="float" office:value="1.4" calcext:value-type="float">
            <text:p>1.4</text:p>
          </table:table-cell>
          <table:table-cell office:value-type="float" office:value="2.648157" calcext:value-type="float">
            <text:p>2.648157</text:p>
          </table:table-cell>
          <table:table-cell office:value-type="float" office:value="2.006495" calcext:value-type="float">
            <text:p>2.006495</text:p>
          </table:table-cell>
          <table:table-cell office:value-type="float" office:value="152.08278" calcext:value-type="float">
            <text:p>152.082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.148075" calcext:value-type="float">
            <text:p>1.148075</text:p>
          </table:table-cell>
          <table:table-cell office:value-type="float" office:value="1.453648" calcext:value-type="float">
            <text:p>1.453648</text:p>
          </table:table-cell>
          <table:table-cell office:value-type="float" office:value="2.579778" calcext:value-type="float">
            <text:p>2.579778</text:p>
          </table:table-cell>
          <table:table-cell office:value-type="float" office:value="2.100786" calcext:value-type="float">
            <text:p>2.100786</text:p>
          </table:table-cell>
          <table:table-cell office:value-type="float" office:value="74.28895" calcext:value-type="float">
            <text:p>74.288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.153711" calcext:value-type="float">
            <text:p>1.153711</text:p>
          </table:table-cell>
          <table:table-cell office:value-type="float" office:value="1.465203" calcext:value-type="float">
            <text:p>1.465203</text:p>
          </table:table-cell>
          <table:table-cell office:value-type="float" office:value="2.486695" calcext:value-type="float">
            <text:p>2.486695</text:p>
          </table:table-cell>
          <table:table-cell office:value-type="float" office:value="2.201417" calcext:value-type="float">
            <text:p>2.201417</text:p>
          </table:table-cell>
          <table:table-cell office:value-type="float" office:value="47.09423" calcext:value-type="float">
            <text:p>47.094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" calcext:value-type="float">
            <text:p>1</text:p>
          </table:table-cell>
          <table:table-cell office:value-type="float" office:value="1.198677" calcext:value-type="float">
            <text:p>1.198677</text:p>
          </table:table-cell>
          <table:table-cell office:value-type="float" office:value="1.552364" calcext:value-type="float">
            <text:p>1.552364</text:p>
          </table:table-cell>
          <table:table-cell office:value-type="float" office:value="2.790318" calcext:value-type="float">
            <text:p>2.790318</text:p>
          </table:table-cell>
          <table:table-cell office:value-type="float" office:value="2.402452" calcext:value-type="float">
            <text:p>2.402452</text:p>
          </table:table-cell>
          <table:table-cell office:value-type="float" office:value="47.5062" calcext:value-type="float">
            <text:p>47.5062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6:11:04.756616774</meta:creation-date>
    <dc:date>2016-09-12T16:16:03.523477731</dc:date>
    <meta:editing-duration>PT2M55S</meta:editing-duration>
    <meta:editing-cycles>2</meta:editing-cycles>
    <meta:generator>LibreOffice/4.2.8.2$Linux_X86_64 LibreOffice_project/420m0$Build-2</meta:generator>
    <meta:document-statistic meta:table-count="3" meta:cell-count="707" meta:object-count="0"/>
  </office:meta>
</office:document-meta>
</file>